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 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Sailor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Sailor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Sailor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Zazābu Port Town.
You gettin' on?”</text:p>
          </table:table-cell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 office:value-type="string">
            <text:p>Sailor
“The ship'll leave in just a moment. Please
hurry aboard.”</text:p>
          </table:table-cell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 office:value-type="string">
            <text:p>Sailor
“Here we are, Heavenly Maidens and
company!”</text:p>
          </table:table-cell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 office:value-type="string">
            <text:p>Sailor
“Another time, then.”</text:p>
          </table:table-cell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 office:value-type="string">
            <text:p>Sailor “Which ship do ya wanna board?”</text:p>
          </table:table-cell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stlands-bound</text:p>
          </table:table-cell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